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5597in" fo:margin-left="-0.3042in" table:align="left"/>
    </style:style>
    <style:style style:name="Network.A" style:family="table-column">
      <style:table-column-properties style:column-width="1.9347in"/>
    </style:style>
    <style:style style:name="Network.B" style:family="table-column">
      <style:table-column-properties style:column-width="1.3764in"/>
    </style:style>
    <style:style style:name="Network.D" style:family="table-column">
      <style:table-column-properties style:column-width="1.5028in"/>
    </style:style>
    <style:style style:name="Network.E" style:family="table-column">
      <style:table-column-properties style:column-width="1.36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775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3097in"/>
    </style:style>
    <style:style style:name="Interface.E" style:family="table-column">
      <style:table-column-properties style:column-width="1.25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ing_20_1">
      <style:text-properties officeooo:rsid="0018be14" officeooo:paragraph-rsid="0018be14"/>
    </style:style>
    <style:style style:name="P6" style:family="paragraph" style:parent-style-name="Heading_20_2">
      <style:text-properties officeooo:rsid="0018be14" officeooo:paragraph-rsid="0018be14"/>
    </style:style>
    <style:style style:name="P7" style:family="paragraph" style:parent-style-name="Subtitle">
      <style:text-properties officeooo:rsid="000b8844" officeooo:paragraph-rsid="000b8844"/>
    </style:style>
    <style:style style:name="P8" style:family="paragraph" style:parent-style-name="Table_20_Contents">
      <style:paragraph-properties fo:text-align="center" style:justify-single-word="false"/>
      <style:text-properties officeooo:rsid="000e6394" officeooo:paragraph-rsid="000e6394"/>
    </style:style>
    <style:style style:name="P9"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10"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11" style:family="paragraph" style:parent-style-name="Table_20_Contents">
      <style:paragraph-properties fo:text-align="center" style:justify-single-word="false"/>
      <style:text-properties officeooo:rsid="000fe051" officeooo:paragraph-rsid="000fe051"/>
    </style:style>
    <style:style style:name="P12" style:family="paragraph" style:parent-style-name="Table_20_Contents">
      <style:paragraph-properties fo:text-align="center" style:justify-single-word="false"/>
      <style:text-properties officeooo:rsid="001018bd" officeooo:paragraph-rsid="001018bd"/>
    </style:style>
    <style:style style:name="P13" style:family="paragraph" style:parent-style-name="Table_20_Contents">
      <style:paragraph-properties fo:text-align="center" style:justify-single-word="false"/>
      <style:text-properties officeooo:rsid="00168f44" officeooo:paragraph-rsid="00168f44"/>
    </style:style>
    <style:style style:name="P14" style:family="paragraph" style:parent-style-name="Table_20_Contents">
      <style:paragraph-properties fo:text-align="center" style:justify-single-word="false"/>
      <style:text-properties officeooo:rsid="0016ecf3" officeooo:paragraph-rsid="0016ecf3"/>
    </style:style>
    <style:style style:name="P15" style:family="paragraph" style:parent-style-name="Table_20_Contents">
      <style:paragraph-properties fo:text-align="center" style:justify-single-word="false"/>
      <style:text-properties officeooo:rsid="0017e89d" officeooo:paragraph-rsid="0017e89d"/>
    </style:style>
    <style:style style:name="P16" style:family="paragraph" style:parent-style-name="Text_20_body">
      <style:text-properties officeooo:rsid="000b8844" officeooo:paragraph-rsid="000b8844"/>
    </style:style>
    <style:style style:name="P17" style:family="paragraph" style:parent-style-name="Text_20_body">
      <style:text-properties officeooo:rsid="000bfe8e" officeooo:paragraph-rsid="000bfe8e"/>
    </style:style>
    <style:style style:name="P18" style:family="paragraph" style:parent-style-name="Text_20_body" style:list-style-name="L1">
      <style:text-properties officeooo:paragraph-rsid="000bfe8e"/>
    </style:style>
    <style:style style:name="P19" style:family="paragraph" style:parent-style-name="Text_20_body">
      <style:paragraph-properties fo:text-align="justify" style:justify-single-word="false"/>
      <style:text-properties officeooo:rsid="000e2368" officeooo:paragraph-rsid="000e2368"/>
    </style:style>
    <style:style style:name="P20" style:family="paragraph" style:parent-style-name="Text_20_body">
      <style:text-properties officeooo:paragraph-rsid="000e2368"/>
    </style:style>
    <style:style style:name="P21" style:family="paragraph" style:parent-style-name="Text_20_body">
      <style:text-properties officeooo:paragraph-rsid="00118881"/>
    </style:style>
    <style:style style:name="P22" style:family="paragraph" style:parent-style-name="Text_20_body">
      <style:text-properties officeooo:paragraph-rsid="000fe051"/>
    </style:style>
    <style:style style:name="P23" style:family="paragraph" style:parent-style-name="Text_20_body">
      <style:text-properties officeooo:rsid="0013814f" officeooo:paragraph-rsid="0013814f"/>
    </style:style>
    <style:style style:name="P24" style:family="paragraph" style:parent-style-name="Text_20_body">
      <style:paragraph-properties fo:text-align="justify" style:justify-single-word="false"/>
      <style:text-properties officeooo:rsid="0013814f" officeooo:paragraph-rsid="0013814f"/>
    </style:style>
    <style:style style:name="P25" style:family="paragraph" style:parent-style-name="Text_20_body">
      <style:text-properties officeooo:rsid="0016ecf3" officeooo:paragraph-rsid="0016ecf3"/>
    </style:style>
    <style:style style:name="P26" style:family="paragraph" style:parent-style-name="Text_20_body">
      <style:text-properties officeooo:paragraph-rsid="0018be14"/>
    </style:style>
    <style:style style:name="P27" style:family="paragraph" style:parent-style-name="Title">
      <style:text-properties officeooo:rsid="000b8844" officeooo:paragraph-rsid="000b8844"/>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officeooo:rsid="000fe051"/>
    </style:style>
    <style:style style:name="T6" style:family="text">
      <style:text-properties officeooo:rsid="0013814f"/>
    </style:style>
    <style:style style:name="T7" style:family="text">
      <style:text-properties officeooo:rsid="0014f70e"/>
    </style:style>
    <style:style style:name="T8" style:family="text">
      <style:text-properties officeooo:rsid="0016c554"/>
    </style:style>
    <style:style style:name="T9" style:family="text">
      <style:text-properties officeooo:rsid="0017e89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Definición OpenAPI</text:p>
      <text:p text:style-name="P16"/>
      <text:p text:style-name="P7">Microservicio “Monitorización de tráfico y prediccion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Realizado por: Enrique Fernández Sánchez</text:p>
      <text:p text:style-name="P16"/>
      <text:p text:style-name="P16"/>
      <text:p text:style-name="P16"/>
      <text:p text:style-name="P16"><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text:a xlink:type="simple" xlink:href="#__RefHeading___Toc111_4170851826" text:style-name="Index_20_Link" text:visited-style-name="Index_20_Link">Enpoints<text:tab/>2</text:a></text:p>
          <text:p text:style-name="P2"><text:a xlink:type="simple" xlink:href="#__RefHeading___Toc222_4170851826" text:style-name="Index_20_Link" text:visited-style-name="Index_20_Link">Networks<text:tab/>2</text:a></text:p>
          <text:p text:style-name="P3"><text:a xlink:type="simple" xlink:href="#__RefHeading___Toc224_4170851826" text:style-name="Index_20_Link" text:visited-style-name="Index_20_Link">Resumen<text:tab/>2</text:a></text:p>
          <text:p text:style-name="P3"><text:a xlink:type="simple" xlink:href="#__RefHeading___Toc226_4170851826" text:style-name="Index_20_Link" text:visited-style-name="Index_20_Link">Definición<text:tab/>2</text:a></text:p>
          <text:p text:style-name="P2"><text:a xlink:type="simple" xlink:href="#__RefHeading___Toc258_4170851826" text:style-name="Index_20_Link" text:visited-style-name="Index_20_Link">Interface<text:tab/>3</text:a></text:p>
          <text:p text:style-name="P3"><text:a xlink:type="simple" xlink:href="#__RefHeading___Toc260_4170851826" text:style-name="Index_20_Link" text:visited-style-name="Index_20_Link">Resumen<text:tab/>3</text:a></text:p>
          <text:p text:style-name="P3"><text:a xlink:type="simple" xlink:href="#__RefHeading___Toc262_4170851826" text:style-name="Index_20_Link" text:visited-style-name="Index_20_Link">Definición<text:tab/>3</text:a></text:p>
        </text:index-body>
      </text:table-of-content>
      <text:h text:style-name="Heading_20_1" text:outline-level="1"><text:bookmark-start text:name="__RefHeading___Toc111_4170851826"/>Enpoints<text:bookmark-end text:name="__RefHeading___Toc111_4170851826"/></text:h>
      <text:list text:style-name="L1">
        <text:list-item>
          <text:p text:style-name="P18">‘‘<text:span text:style-name="T2">/</text:span><text:span text:style-name="T3">network</text:span><text:span text:style-name="T4">s</text:span>’’ → <text:span text:style-name="T1">Acceso a la información de una red.</text:span></text:p>
        </text:list-item>
        <text:list-item>
          <text:p text:style-name="P18">‘‘<text:span text:style-name="T2">/</text:span><text:span text:style-name="T3">interface</text:span><text:span text:style-name="T4">s</text:span>’’ → <text:span text:style-name="T1">Acceso a la información de interfaz de una red.</text:span></text:p>
        </text:list-item>
        <text:list-item>
          <text:p text:style-name="P18">‘‘<text:span text:style-name="T2">/</text:span><text:span text:style-name="T3">predict</text:span>’’ → <text:span text:style-name="T1">Ejecución de forecast respecto a unos datos de entrada.</text:span></text:p>
        </text:list-item>
      </text:list>
      <text:h text:style-name="Heading_20_2" text:outline-level="2"><text:bookmark-start text:name="__RefHeading___Toc222_4170851826"/>Network<text:span text:style-name="T8">s</text:span><text:bookmark-end text:name="__RefHeading___Toc222_4170851826"/></text:h>
      <text:h text:style-name="Heading_20_3" text:outline-level="3"><text:bookmark-start text:name="__RefHeading___Toc224_4170851826"/>Resumen<text:bookmark-end text:name="__RefHeading___Toc224_4170851826"/></text:h>
      <text:p text:style-name="P19">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19"/>
      <text:p text:style-name="P19"><text:span text:style-name="T6">Propuesta de e</text:span>ndpoint asociado: “/net<text:span text:style-name="T8">s</text:span>” o “/network<text:span text:style-name="T8">s</text:span>”</text:p>
      <text:h text:style-name="Heading_20_3" text:outline-level="3"><text:bookmark-start text:name="__RefHeading___Toc226_4170851826"/>Definición<text:bookmark-end text:name="__RefHeading___Toc226_4170851826"/></text:h>
      <text:p text:style-name="P20"/>
      <table:table table:name="Network" table:style-name="Network">
        <table:table-column table:style-name="Network.A"/>
        <table:table-column table:style-name="Network.B" table:number-columns-repeated="2"/>
        <table:table-column table:style-name="Network.D"/>
        <table:table-column table:style-name="Network.E"/>
        <table:table-row>
          <table:table-cell table:style-name="Network.A1" office:value-type="string">
            <text:p text:style-name="P9">Recurso</text:p>
          </table:table-cell>
          <table:table-cell table:style-name="Network.A1" office:value-type="string">
            <text:p text:style-name="P9">GET</text:p>
          </table:table-cell>
          <table:table-cell table:style-name="Network.A1" office:value-type="string">
            <text:p text:style-name="P9">POST</text:p>
          </table:table-cell>
          <table:table-cell table:style-name="Network.A1" office:value-type="string">
            <text:p text:style-name="P9">PUT</text:p>
          </table:table-cell>
          <table:table-cell table:style-name="Network.E1" office:value-type="string">
            <text:p text:style-name="P9">DELETE</text:p>
          </table:table-cell>
        </table:table-row>
        <table:table-row>
          <table:table-cell table:style-name="Network.A2" office:value-type="string">
            <text:p text:style-name="P8">Colección de redes:</text:p>
            <text:p text:style-name="P8"/>
            <text:p text:style-name="P8">/network<text:span text:style-name="T8">s</text:span></text:p>
          </table:table-cell>
          <table:table-cell table:style-name="Network.A2" office:value-type="string">
            <text:p text:style-name="P11">Lista de redes dadas de alta</text:p>
          </table:table-cell>
          <table:table-cell table:style-name="Network.A2" office:value-type="string">
            <text:p text:style-name="P11">Añade una nueva red. Se le asigna ID automaticamente</text:p>
          </table:table-cell>
          <table:table-cell table:style-name="Network.A2" office:value-type="string">
            <text:p text:style-name="P11">*</text:p>
          </table:table-cell>
          <table:table-cell table:style-name="Network.E2" office:value-type="string">
            <text:p text:style-name="P11">*</text:p>
          </table:table-cell>
        </table:table-row>
        <table:table-row>
          <table:table-cell table:style-name="Network.A2" office:value-type="string">
            <text:p text:style-name="P8">Red en particular:</text:p>
            <text:p text:style-name="P8"/>
            <text:p text:style-name="P8">/network<text:span text:style-name="T8">s</text:span>/&lt;id_net&gt;</text:p>
          </table:table-cell>
          <table:table-cell table:style-name="Network.A2" office:value-type="string">
            <text:p text:style-name="P12">Información de una red en particular</text:p>
          </table:table-cell>
          <table:table-cell table:style-name="Network.A2" office:value-type="string">
            <text:p text:style-name="P12">*</text:p>
          </table:table-cell>
          <table:table-cell table:style-name="Network.A2" office:value-type="string">
            <text:p text:style-name="P12">Modificamos la información de una red</text:p>
          </table:table-cell>
          <table:table-cell table:style-name="Network.E2" office:value-type="string">
            <text:p text:style-name="P12">Eliminamos <text:span text:style-name="T9">una</text:span> red</text:p>
          </table:table-cell>
        </table:table-row>
      </table:table>
      <text:p text:style-name="P20"/>
      <text:p text:style-name="P22"><text:span text:style-name="T5">* Denegado el acceso</text:span></text:p>
      <text:h text:style-name="Heading_20_2" text:outline-level="2"><text:bookmark-start text:name="__RefHeading___Toc258_4170851826"/><text:soft-page-break/>Interface<text:bookmark-end text:name="__RefHeading___Toc258_4170851826"/></text:h>
      <text:h text:style-name="Heading_20_3" text:outline-level="3"><text:bookmark-start text:name="__RefHeading___Toc260_4170851826"/>Resumen<text:bookmark-end text:name="__RefHeading___Toc260_4170851826"/></text:h>
      <text:p text:style-name="P24">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21"/>
      <text:p text:style-name="P23">Propuesta de endpoint asociado: “/<text:span text:style-name="T7">net</text:span><text:span text:style-name="T8">s</text:span><text:span text:style-name="T7">/&lt;id_net&gt;/interface</text:span><text:span text:style-name="T8">s</text:span>” <text:span text:style-name="T7">o “/network</text:span><text:span text:style-name="T8">s</text:span><text:span text:style-name="T7">/&lt;id_net/inteface&gt;”</text:span></text:p>
      <text:h text:style-name="Heading_20_3" text:outline-level="3"><text:bookmark-start text:name="__RefHeading___Toc262_4170851826"/>Definición<text:bookmark-end text:name="__RefHeading___Toc262_4170851826"/></text:h>
      <table:table table:name="Interface" table:style-name="Interface">
        <table:table-column table:style-name="Interface.A"/>
        <table:table-column table:style-name="Interface.B"/>
        <table:table-column table:style-name="Interface.C"/>
        <table:table-column table:style-name="Interface.B"/>
        <table:table-column table:style-name="Interface.E"/>
        <table:table-row>
          <table:table-cell table:style-name="Interface.A1" office:value-type="string">
            <text:p text:style-name="P10">Recurso</text:p>
          </table:table-cell>
          <table:table-cell table:style-name="Interface.A1" office:value-type="string">
            <text:p text:style-name="P10">GET</text:p>
          </table:table-cell>
          <table:table-cell table:style-name="Interface.A1" office:value-type="string">
            <text:p text:style-name="P10">POST</text:p>
          </table:table-cell>
          <table:table-cell table:style-name="Interface.A1" office:value-type="string">
            <text:p text:style-name="P10">PUT</text:p>
          </table:table-cell>
          <table:table-cell table:style-name="Interface.E1" office:value-type="string">
            <text:p text:style-name="P10">DELETE</text:p>
          </table:table-cell>
        </table:table-row>
        <table:table-row>
          <table:table-cell table:style-name="Interface.A2" office:value-type="string">
            <text:p text:style-name="P13">Colección de interfaces:</text:p>
            <text:p text:style-name="P13"/>
            <text:p text:style-name="P13">/network<text:span text:style-name="T8">s</text:span>/&lt;id_net&gt;/interface<text:span text:style-name="T8">s</text:span></text:p>
          </table:table-cell>
          <table:table-cell table:style-name="Interface.A2" office:value-type="string">
            <text:p text:style-name="P14">Listado de interfaces dentro de una red</text:p>
          </table:table-cell>
          <table:table-cell table:style-name="Interface.A2" office:value-type="string">
            <text:p text:style-name="P14">Añade una nueva interfaz a una red. Se asigna ID auto.</text:p>
          </table:table-cell>
          <table:table-cell table:style-name="Interface.A2" office:value-type="string">
            <text:p text:style-name="P14">*</text:p>
          </table:table-cell>
          <table:table-cell table:style-name="Interface.E2" office:value-type="string">
            <text:p text:style-name="P14">*</text:p>
          </table:table-cell>
        </table:table-row>
        <table:table-row>
          <table:table-cell table:style-name="Interface.A2" office:value-type="string">
            <text:p text:style-name="P13">Interfaz en particular:</text:p>
            <text:p text:style-name="P13"/>
            <text:p text:style-name="P13">/network<text:span text:style-name="T8">s</text:span>/&lt;id_net&gt;/interface<text:span text:style-name="T8">s</text:span>/&lt;id_if&gt;</text:p>
          </table:table-cell>
          <table:table-cell table:style-name="Interface.A2" office:value-type="string">
            <text:p text:style-name="P15">Información de una interfaz en particular</text:p>
          </table:table-cell>
          <table:table-cell table:style-name="Interface.A2" office:value-type="string">
            <text:p text:style-name="P15">*</text:p>
          </table:table-cell>
          <table:table-cell table:style-name="Interface.A2" office:value-type="string">
            <text:p text:style-name="P15">Modificamos la información de una interfaz</text:p>
          </table:table-cell>
          <table:table-cell table:style-name="Interface.E2" office:value-type="string">
            <text:p text:style-name="P15">Eliminamos una interfaz</text:p>
          </table:table-cell>
        </table:table-row>
      </table:table>
      <text:p text:style-name="P21"/>
      <text:p text:style-name="P25">* Denegado el acceso</text:p>
      <text:p text:style-name="P25"/>
      <text:h text:style-name="P5" text:outline-level="1">Modelo de datos</text:h>
      <text:h text:style-name="P6" text:outline-level="2">Networks</text:h>
      <text:p text:style-name="P26"/>
      <text:p text:style-name="P26"/>
      <text:h text:style-name="P6" text:outline-level="2">Interfa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0T16:49:47.634164269</dc:date>
    <meta:editing-duration>PT1H12M13S</meta:editing-duration>
    <meta:editing-cycles>19</meta:editing-cycles>
    <meta:generator>LibreOffice/7.4.1.2$Linux_X86_64 LibreOffice_project/40$Build-2</meta:generator>
    <meta:document-statistic meta:table-count="2" meta:image-count="0" meta:object-count="0" meta:page-count="3" meta:paragraph-count="65" meta:word-count="280" meta:character-count="1823" meta:non-whitespace-character-count="1611"/>
  </office:meta>
</office:document-meta>
</file>